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666666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666666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4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7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50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95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7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5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74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7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13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8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default-cell-style-name="ce10"/>
        <table:table-column table:style-name="co1" table:number-columns-repeated="3" table:default-cell-style-name="ce19"/>
        <table:table-row table:style-name="ro1">
          <table:table-cell table:style-name="ce1" office:value-type="string" calcext:value-type="string" table:number-columns-spanned="2" table:number-rows-spanned="1">
            <text:p>Name</text:p>
          </table:table-cell>
          <table:covered-table-cell table:style-name="ce4"/>
          <table:table-cell table:style-name="ce5" office:value-type="string" calcext:value-type="string">
            <text:p>Price</text:p>
          </table:table-cell>
          <table:table-cell table:style-name="ce8" office:value-type="string" calcext:value-type="string">
            <text:p>Rarity</text:p>
          </table:table-cell>
          <table:table-cell table:style-name="ce18" office:value-type="string" calcext:value-type="string">
            <text:p>Village</text:p>
          </table:table-cell>
          <table:table-cell table:style-name="ce21" office:value-type="string" calcext:value-type="string">
            <text:p>Town</text:p>
          </table:table-cell>
          <table:table-cell table:style-name="ce22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1" draw:text-style-name="P2" svg:width="9.899cm" svg:height="2.064cm" svg:x="2.438cm" svg:y="1.307cm" draw:caption-point-x="2.068cm" draw:caption-point-y="-0.81cm">
              <dc:date>2024-03-12T00:00:00</dc:date>
              <text:p text:style-name="P1"><text:span text:style-name="T1">You regain 2d4 + 2 hit points when you drink this potion. </text:span></text:p>
              <text:p text:style-name="P1"><text:span text:style-name="T1"/></text:p>
              <text:p text:style-name="P1"><text:span text:style-name="T1">• </text:span><text:span text:style-name="T1">The potion's red liquid glimmers when agitated.</text:span></text:p>
            </office:annotation>
            <text:p>Potion of Healing</text:p>
          </table:table-cell>
          <table:covered-table-cell/>
          <table:table-cell office:value-type="string" calcext:value-type="string">
            <text:p>50 gp</text:p>
          </table:table-cell>
          <table:table-cell table:style-name="ce9" office:value-type="string" calcext:value-type="string">
            <text:p>Common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2" draw:text-style-name="P2" svg:width="9.899cm" svg:height="2.063cm" svg:x="2.438cm" svg:y="1.794cm" draw:caption-point-x="2.068cm" draw:caption-point-y="-0.81cm">
              <dc:date>2024-03-12T00:00:00</dc:date>
              <text:p text:style-name="P1"><text:span text:style-name="T1">You regain 4d4 + 4 hit points when you drink this potion. </text:span></text:p>
              <text:p text:style-name="P1"><text:span text:style-name="T1"/></text:p>
              <text:p text:style-name="P1"><text:span text:style-name="T1">• </text:span><text:span text:style-name="T1">The potion's red liquid glimmers when agitated.</text:span></text:p>
            </office:annotation>
            <text:p>Potion of Greater Healing</text:p>
          </table:table-cell>
          <table:covered-table-cell/>
          <table:table-cell table:style-name="ce7" office:value-type="string" calcext:value-type="string">
            <text:p>150 gp</text:p>
          </table:table-cell>
          <table:table-cell office:value-type="string" calcext:value-type="string">
            <text:p>Uncommon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1" draw:text-style-name="P2" svg:width="9.899cm" svg:height="2.064cm" svg:x="2.438cm" svg:y="2.281cm" draw:caption-point-x="2.068cm" draw:caption-point-y="-0.81cm">
              <dc:date>2024-03-12T00:00:00</dc:date>
              <text:p text:style-name="P1"><text:span text:style-name="T1">You regain 8d4 + 8 hit points when you drink this potion. </text:span></text:p>
              <text:p text:style-name="P1"><text:span text:style-name="T1"/></text:p>
              <text:p text:style-name="P1"><text:span text:style-name="T1">• </text:span><text:span text:style-name="T1">The potion's red liquid glimmers when agitated.</text:span></text:p>
            </office:annotation>
            <text:p>Potion of Superior Healing</text:p>
          </table:table-cell>
          <table:covered-table-cell/>
          <table:table-cell office:value-type="string" calcext:value-type="string">
            <text:p>450 gp </text:p>
          </table:table-cell>
          <table:table-cell table:style-name="ce11"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2" draw:text-style-name="P2" svg:width="9.899cm" svg:height="2.063cm" svg:x="2.438cm" svg:y="2.767cm" draw:caption-point-x="2.068cm" draw:caption-point-y="-0.81cm">
              <dc:date>2024-03-12T00:00:00</dc:date>
              <text:p text:style-name="P1"><text:span text:style-name="T1">You regain 10d4 + 20 hit points when you drink this potion. </text:span></text:p>
              <text:p text:style-name="P1"><text:span text:style-name="T1"/></text:p>
              <text:p text:style-name="P1"><text:span text:style-name="T1">• </text:span><text:span text:style-name="T1">The potion's red liquid glimmers when agitated.</text:span></text:p>
            </office:annotation>
            <text:p>Potion of Supreme Healing</text:p>
          </table:table-cell>
          <table:covered-table-cell/>
          <table:table-cell table:style-name="ce7" office:value-type="string" calcext:value-type="string">
            <text:p>1350 gp</text:p>
          </table:table-cell>
          <table:table-cell table:style-name="ce12" office:value-type="string" calcext:value-type="string">
            <text:p>Very Rare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3" draw:text-style-name="P2" svg:width="9.899cm" svg:height="2.176cm" svg:x="2.438cm" svg:y="3.199cm" draw:caption-point-x="2.068cm" draw:caption-point-y="-0.755cm">
              <dc:date>2024-03-12T00:00:00</dc:date>
              <text:p text:style-name="P1"><text:span text:style-name="T1">When you drink this potion, it cures any disease afflicting you, and it removes the blinded, deafened, paralyzed, and poisoned conditions. </text:span></text:p>
              <text:p text:style-name="P1"><text:span text:style-name="T1"/></text:p>
              <text:p text:style-name="P1"><text:span text:style-name="T1">• </text:span><text:span text:style-name="T1">The clear red liquid has tiny bubbles of light in it.</text:span></text:p>
            </office:annotation>
            <text:p>Elixir of Health</text:p>
          </table:table-cell>
          <table:covered-table-cell/>
          <table:table-cell office:value-type="string" calcext:value-type="string">
            <text:p>120 gp</text:p>
          </table:table-cell>
          <table:table-cell table:style-name="ce11" office:value-type="string" calcext:value-type="string">
            <text:p>Rar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4" draw:text-style-name="P2" svg:width="9.899cm" svg:height="7.706cm" svg:x="2.438cm" svg:y="3.143cm" draw:caption-point-x="2.068cm" draw:caption-point-y="-0.212cm">
              <dc:date>2024-03-12T00:00:00</dc:date>
              <text:p text:style-name="P1"><text:span text:style-name="T1">If you drink it, you take 3d6 poison damage, and you must succeed on a DC 13 Constitution saving throw or be poisoned.</text:span></text:p>
              <text:p text:style-name="P1"><text:span text:style-name="T1"/></text:p>
              <text:p text:style-name="P1"><text:span text:style-name="T1"><text:s/></text:span><text:span text:style-name="T1">At the start of each of your turns while you are poisoned in this way, you take 3d6 poison damage. </text:span></text:p>
              <text:p text:style-name="P1"><text:span text:style-name="T1"/></text:p>
              <text:p text:style-name="P1"><text:span text:style-name="T1">At the end of each of your turns, you can repeat the saving throw. </text:span></text:p>
              <text:p text:style-name="P1"><text:span text:style-name="T1"/></text:p>
              <text:p text:style-name="P1"><text:span text:style-name="T1">On a successful save, the poison damage you take on your subsequent turns decreases by 1d6. </text:span></text:p>
              <text:p text:style-name="P1"><text:span text:style-name="T1"/></text:p>
              <text:p text:style-name="P1"><text:span text:style-name="T1">The poison ends when the damage decreases to 0.</text:span></text:p>
              <text:p text:style-name="P1"><text:span text:style-name="T1"/></text:p>
              <text:p text:style-name="P1"><text:span text:style-name="T1">• </text:span><text:span text:style-name="T1">This concoction looks, smells, and tastes like a potion of healing or other beneficial potion. However, it is actually poison masked by illusion magic. An identify spell reveals its true nature.</text:span></text:p>
            </office:annotation>
            <text:p>Potion of Poison</text:p>
          </table:table-cell>
          <table:covered-table-cell/>
          <table:table-cell table:style-name="ce7" office:value-type="string" calcext:value-type="string">
            <text:p>100 gp</text:p>
          </table:table-cell>
          <table:table-cell office:value-type="string" calcext:value-type="string">
            <text:p>Uncommon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5" draw:text-style-name="P2" svg:width="9.899cm" svg:height="4.151cm" svg:x="2.438cm" svg:y="3.74cm" draw:caption-point-x="2.068cm" draw:caption-point-y="-0.322cm">
              <dc:date>2024-03-12T00:00:00</dc:date>
              <text:p text:style-name="P1"><text:span text:style-name="T1">The next time you see a creature within 10 minutes after drinking this philter, you become charmed by that creature for 1 hour. </text:span></text:p>
              <text:p text:style-name="P1"><text:span text:style-name="T1"/></text:p>
              <text:p text:style-name="P1"><text:span text:style-name="T1">If the creature is of a species and gender you are normally attracted to, you regard it as your true love while you are charmed. </text:span></text:p>
              <text:p text:style-name="P1"><text:span text:style-name="T1"/></text:p>
              <text:p text:style-name="P1"><text:span text:style-name="T1">• </text:span><text:span text:style-name="T1">This potion's rose-hued, effervescent liquid contains one easy-to-miss bubble shaped like a heart.</text:span></text:p>
            </office:annotation>
            <text:p>Philter of Love</text:p>
          </table:table-cell>
          <table:covered-table-cell/>
          <table:table-cell office:value-type="string" calcext:value-type="string">
            <text:p>90 gp</text:p>
          </table:table-cell>
          <table:table-cell table:style-name="ce13" office:value-type="string" calcext:value-type="string">
            <text:p>Uncommon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6" draw:text-style-name="P2" svg:width="9.899cm" svg:height="4.941cm" svg:x="2.438cm" svg:y="4.388cm" draw:caption-point-x="2.068cm" draw:caption-point-y="-0.483cm">
              <dc:date>2024-03-12T00:00:00</dc:date>
              <text:p text:style-name="P1"><text:span text:style-name="T1">fter drinking this potion, you can use a bonus action to exhale fire at a target within 30 feet of you. </text:span></text:p>
              <text:p text:style-name="P1"><text:span text:style-name="T1"/></text:p>
              <text:p text:style-name="P1"><text:span text:style-name="T1">The target must make a DC 13 Dexterity saving throw, taking 4d6 fire damage on a failed save, or half as much damage on a successful one. </text:span></text:p>
              <text:p text:style-name="P1"><text:span text:style-name="T1"/></text:p>
              <text:p text:style-name="P1"><text:span text:style-name="T1">The effect ends after you exhale the fire three times or when 1 hour has passed. </text:span></text:p>
              <text:p text:style-name="P1"><text:span text:style-name="T1"/></text:p>
              <text:p text:style-name="P1"><text:span text:style-name="T1">• </text:span><text:span text:style-name="T1">This potion's orange liquid flickers, and smoke fills the top of the container and wafts out whenever it is opened.</text:span></text:p>
            </office:annotation>
            <text:p>Potion of Fire Breath</text:p>
          </table:table-cell>
          <table:covered-table-cell/>
          <table:table-cell table:style-name="ce7" office:value-type="string" calcext:value-type="string">
            <text:p>150 gp</text:p>
          </table:table-cell>
          <table:table-cell office:value-type="string" calcext:value-type="string">
            <text:p>Uncommon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7" draw:text-style-name="P2" svg:width="9.899cm" svg:height="3.756cm" svg:x="2.438cm" svg:y="4.912cm" draw:caption-point-x="2.068cm" draw:caption-point-y="-0.52cm">
              <dc:date>2024-03-12T00:00:00</dc:date>
              <text:p text:style-name="P1"><text:span text:style-name="T1">When you drink this potion, you gain a climbing speed equal to your walking speed for 1 hour. </text:span></text:p>
              <text:p text:style-name="P1"><text:span text:style-name="T1"/></text:p>
              <text:p text:style-name="P1"><text:span text:style-name="T1">During this time, you have advantage on Strength (Athletics) checks you make to climb. </text:span></text:p>
              <text:p text:style-name="P1"><text:span text:style-name="T1"/></text:p>
              <text:p text:style-name="P1"><text:span text:style-name="T1">• </text:span><text:span text:style-name="T1">The potion is separated into brown, silver, and gray layers resembling bands of stone. Shaking the bottle fails to mix the colors.</text:span></text:p>
            </office:annotation>
            <text:p>Potion of Climbing</text:p>
          </table:table-cell>
          <table:covered-table-cell/>
          <table:table-cell office:value-type="string" calcext:value-type="string">
            <text:p>180 gp</text:p>
          </table:table-cell>
          <table:table-cell table:style-name="ce9" office:value-type="string" calcext:value-type="string">
            <text:p>Common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8" draw:text-style-name="P2" svg:width="9.899cm" svg:height="3.174cm" svg:x="2.438cm" svg:y="5.688cm" draw:caption-point-x="2.068cm" draw:caption-point-y="-0.81cm">
              <dc:date>2024-03-12T00:00:00</dc:date>
              <text:p text:style-name="P1"><text:span text:style-name="T1">You gain 10 temporary hit points that last for 1 hour. </text:span></text:p>
              <text:p text:style-name="P1"><text:span text:style-name="T1"/></text:p>
              <text:p text:style-name="P1"><text:span text:style-name="T1">For the same duration, you are under the effect of the bless spell (no concentration required). </text:span></text:p>
              <text:p text:style-name="P1"><text:span text:style-name="T1"/></text:p>
              <text:p text:style-name="P1"><text:span text:style-name="T1">• </text:span><text:span text:style-name="T1">This blue potion bubbles and steams as if boiling.</text:span></text:p>
            </office:annotation>
            <text:p>Potion of Heroism</text:p>
          </table:table-cell>
          <table:covered-table-cell/>
          <table:table-cell table:style-name="ce7" office:value-type="string" calcext:value-type="string">
            <text:p>180 gp</text:p>
          </table:table-cell>
          <table:table-cell table:style-name="ce14" office:value-type="string" calcext:value-type="string">
            <text:p>Rare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9" draw:text-style-name="P2" svg:width="9.899cm" svg:height="3.175cm" svg:x="2.438cm" svg:y="6.175cm" draw:caption-point-x="2.068cm" draw:caption-point-y="-0.81cm">
              <dc:date>2024-03-12T00:00:00</dc:date>
              <text:p text:style-name="P1"><text:span text:style-name="T1">When you drink it, you become invisible for 1 hour. Anything you wear or carry is invisible with you. </text:span></text:p>
              <text:p text:style-name="P1"><text:span text:style-name="T1"/></text:p>
              <text:p text:style-name="P1"><text:span text:style-name="T1">The effect ends early if you attack or cast a spell.</text:span></text:p>
              <text:p text:style-name="P1"><text:span text:style-name="T1"/></text:p>
              <text:p text:style-name="P1"><text:span text:style-name="T1">• </text:span><text:span text:style-name="T1">This potion's container looks empty but feels as though it holds liquid. </text:span></text:p>
            </office:annotation>
            <text:p>Potion of Invisibility</text:p>
          </table:table-cell>
          <table:covered-table-cell/>
          <table:table-cell office:value-type="string" calcext:value-type="string">
            <text:p>180 gp</text:p>
          </table:table-cell>
          <table:table-cell table:style-name="ce15" office:value-type="string" calcext:value-type="string">
            <text:p>Very Rar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3" draw:text-style-name="P2" svg:width="9.899cm" svg:height="2.176cm" svg:x="2.438cm" svg:y="6.606cm" draw:caption-point-x="2.068cm" draw:caption-point-y="-0.754cm">
              <dc:date>2024-03-12T00:00:00</dc:date>
              <text:p text:style-name="P1"><text:span text:style-name="T1">When you drink this potion, you gain the effect of the detect thoughts spell (save DC 13). </text:span></text:p>
              <text:p text:style-name="P1"><text:span text:style-name="T1"/></text:p>
              <text:p text:style-name="P1"><text:span text:style-name="T1">• </text:span><text:span text:style-name="T1">The potion's dense, purple liquid has an ovoid cloud of pink floating in it.</text:span></text:p>
            </office:annotation>
            <text:p>Potion of Mind Reading</text:p>
          </table:table-cell>
          <table:covered-table-cell/>
          <table:table-cell table:style-name="ce7" office:value-type="string" calcext:value-type="string">
            <text:p>180 gp</text:p>
          </table:table-cell>
          <table:table-cell table:style-name="ce14" office:value-type="string" calcext:value-type="string">
            <text:p>Rare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3" draw:text-style-name="P2" svg:width="9.899cm" svg:height="2.176cm" svg:x="2.438cm" svg:y="7.094cm" draw:caption-point-x="2.068cm" draw:caption-point-y="-0.755cm">
              <dc:date>2024-03-12T00:00:00</dc:date>
              <text:p text:style-name="P1"><text:span text:style-name="T1">You can breathe underwater for 1 hour after drinking this potion.</text:span></text:p>
              <text:p text:style-name="P1"><text:span text:style-name="T1"/></text:p>
              <text:p text:style-name="P1"><text:span text:style-name="T1">• <text:s/></text:span><text:span text:style-name="T1">Its cloudy green fluid smells of the sea and has a jellyfish-like bubble floating in it.</text:span></text:p>
            </office:annotation>
            <text:p>Potion of Water Breathing</text:p>
          </table:table-cell>
          <table:covered-table-cell/>
          <table:table-cell office:value-type="string" calcext:value-type="string">
            <text:p>180 gp</text:p>
          </table:table-cell>
          <table:table-cell table:style-name="ce13" office:value-type="string" calcext:value-type="string">
            <text:p>Uncommon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3" draw:text-style-name="P2" svg:width="9.899cm" svg:height="2.176cm" svg:x="2.438cm" svg:y="7.58cm" draw:caption-point-x="2.068cm" draw:caption-point-y="-0.754cm">
              <dc:date>2024-03-12T00:00:00</dc:date>
              <text:p text:style-name="P1"><text:span text:style-name="T1">When you drink this potion, you can cast the animal friendship spell (save DC 13) for 1 hour at will. </text:span></text:p>
              <text:p text:style-name="P1"><text:span text:style-name="T1"/></text:p>
              <text:p text:style-name="P1"><text:span text:style-name="T1">• </text:span><text:span text:style-name="T1">Agitating this muddy liquid brings little bits into view: a fish scale, a hummingbird tongue, a cat claw, or a squirrel hair.</text:span></text:p>
            </office:annotation>
            <text:p>Potion of Animal Friendship</text:p>
          </table:table-cell>
          <table:covered-table-cell/>
          <table:table-cell table:style-name="ce7" office:value-type="string" calcext:value-type="string">
            <text:p>200 gp</text:p>
          </table:table-cell>
          <table:table-cell office:value-type="string" calcext:value-type="string">
            <text:p>Uncommon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10" draw:text-style-name="P2" svg:width="9.899cm" svg:height="2.966cm" svg:x="2.438cm" svg:y="7.672cm" draw:caption-point-x="2.068cm" draw:caption-point-y="-0.359cm">
              <dc:date>2024-03-12T00:00:00</dc:date>
              <text:p text:style-name="P1"><text:span text:style-name="T1">When you drink this potion, you gain the "reduce" effect of the enlarge/reduce spell for 1d4 hours (no concentration required). </text:span></text:p>
              <text:p text:style-name="P1"><text:span text:style-name="T1"/></text:p>
              <text:p text:style-name="P1"><text:span text:style-name="T1">• </text:span><text:span text:style-name="T1">The red in the potion's liquid continuously contracts to a tiny bead and then expands to color the clear liquid around it. Shaking the bottle fails to interrupt this process.</text:span></text:p>
            </office:annotation>
            <text:p>Potion of Diminution</text:p>
          </table:table-cell>
          <table:covered-table-cell/>
          <table:table-cell office:value-type="string" calcext:value-type="string">
            <text:p>270 gp</text:p>
          </table:table-cell>
          <table:table-cell table:style-name="ce11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10" draw:text-style-name="P2" svg:width="9.899cm" svg:height="2.966cm" svg:x="2.438cm" svg:y="8.158cm" draw:caption-point-x="2.068cm" draw:caption-point-y="-0.359cm">
              <dc:date>2024-03-12T00:00:00</dc:date>
              <text:p text:style-name="P1"><text:span text:style-name="T1">When you drink this potion, you gain the "enlarge" effect of the enlarge/reduce spell for 1d4 hours (no concentration required). </text:span></text:p>
              <text:p text:style-name="P1"><text:span text:style-name="T1"/></text:p>
              <text:p text:style-name="P1"><text:span text:style-name="T1">• </text:span><text:span text:style-name="T1">The red in the potion's liquid continuously expands from a tiny bead to color the clear liquid around it and then contracts. Shaking the bottle fails to interrupt this process.</text:span></text:p>
            </office:annotation>
            <text:p>Potion of Growth</text:p>
          </table:table-cell>
          <table:covered-table-cell/>
          <table:table-cell table:style-name="ce7" office:value-type="string" calcext:value-type="string">
            <text:p>270 gp</text:p>
          </table:table-cell>
          <table:table-cell office:value-type="string" calcext:value-type="string">
            <text:p>Uncommon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11" draw:text-style-name="P2" svg:width="9.899cm" svg:height="2.571cm" svg:x="2.438cm" svg:y="8.843cm" draw:caption-point-x="2.068cm" draw:caption-point-y="-0.557cm">
              <dc:date>2024-03-12T00:00:00</dc:date>
              <text:p text:style-name="P1"><text:span text:style-name="T1">When you drink this potion, you gain the effect of the gaseous form spell for 1 hour (no concentration required) or until you end the effect as a bonus action. </text:span></text:p>
              <text:p text:style-name="P1"><text:span text:style-name="T1"/></text:p>
              <text:p text:style-name="P1"><text:span text:style-name="T1">• </text:span><text:span text:style-name="T1">This potion's container seems to hold fog that moves and pours like water.</text:span></text:p>
            </office:annotation>
            <text:p>Potion of Gaseous Form</text:p>
          </table:table-cell>
          <table:covered-table-cell/>
          <table:table-cell office:value-type="string" calcext:value-type="string">
            <text:p>300 gp</text:p>
          </table:table-cell>
          <table:table-cell table:style-name="ce11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2" draw:text-style-name="P2" svg:width="9.899cm" svg:height="2.063cm" svg:x="2.438cm" svg:y="9.583cm" draw:caption-point-x="2.068cm" draw:caption-point-y="-0.81cm">
              <dc:date>2024-03-12T00:00:00</dc:date>
              <text:p text:style-name="P1"><text:span text:style-name="T1">When you drink this potion, you gain resistance to 1 type of damage for 1 hour.</text:span></text:p>
              <text:p text:style-name="P1"><text:span text:style-name="T1"/></text:p>
              <text:p text:style-name="P1"><text:span text:style-name="T1">(The resistance is pre-determined)</text:span></text:p>
            </office:annotation>
            <text:p>Potion of Resistance</text:p>
          </table:table-cell>
          <table:covered-table-cell/>
          <table:table-cell table:style-name="ce7" office:value-type="string" calcext:value-type="string">
            <text:p>300 gp</text:p>
          </table:table-cell>
          <table:table-cell office:value-type="string" calcext:value-type="string">
            <text:p>Uncommon</text:p>
          </table:table-cell>
          <table:table-cell table:number-columns-repeated="3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3" draw:text-style-name="P2" svg:width="9.899cm" svg:height="2.176cm" svg:x="2.438cm" svg:y="10.014cm" draw:caption-point-x="2.068cm" draw:caption-point-y="-0.754cm">
              <dc:date>2024-03-12T00:00:00</dc:date>
              <text:p text:style-name="P1"><text:span text:style-name="T1">When you drink this potion, you gain the effect of the haste spell for 1 minute (no concentration required). </text:span></text:p>
              <text:p text:style-name="P1"><text:span text:style-name="T1"/></text:p>
              <text:p text:style-name="P1"><text:span text:style-name="T1">• </text:span><text:span text:style-name="T1">The potion's yellow fluid is streaked with black and swirl on its own.</text:span></text:p>
            </office:annotation>
            <text:p>Potion of Speed</text:p>
          </table:table-cell>
          <table:covered-table-cell/>
          <table:table-cell office:value-type="string" calcext:value-type="string">
            <text:p>400 gp</text:p>
          </table:table-cell>
          <table:table-cell table:style-name="ce15" office:value-type="string" calcext:value-type="string">
            <text:p>Very Rar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12" draw:text-style-name="P2" svg:width="9.899cm" svg:height="3.361cm" svg:x="2.438cm" svg:y="10.464cm" draw:caption-point-x="2.068cm" draw:caption-point-y="-0.717cm">
              <dc:date>2024-03-12T00:00:00</dc:date>
              <text:p text:style-name="P1"><text:span text:style-name="T1">When you drink this potion, you gain a flying speed equal to your walking speed for 1 hour and can hover. </text:span></text:p>
              <text:p text:style-name="P1"><text:span text:style-name="T1"/></text:p>
              <text:p text:style-name="P1"><text:span text:style-name="T1">If you're in the air when the potion wears off, you fall unless you have some other means of staying aloft. </text:span></text:p>
              <text:p text:style-name="P1"><text:span text:style-name="T1"/></text:p>
              <text:p text:style-name="P1"><text:span text:style-name="T1">• </text:span><text:span text:style-name="T1">This potion's clear liquid floats at the top of its container and has cloudy white impurities drifting in it.</text:span></text:p>
            </office:annotation>
            <text:p>Potion of Flying</text:p>
          </table:table-cell>
          <table:covered-table-cell/>
          <table:table-cell table:style-name="ce7" office:value-type="string" calcext:value-type="string">
            <text:p>500 gp</text:p>
          </table:table-cell>
          <table:table-cell table:style-name="ce12" office:value-type="string" calcext:value-type="string">
            <text:p>Very Rare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3" draw:text-style-name="P2" svg:width="9.899cm" svg:height="2.176cm" svg:x="2.438cm" svg:y="10.989cm" draw:caption-point-x="2.068cm" draw:caption-point-y="-0.755cm">
              <dc:date>2024-03-12T00:00:00</dc:date>
              <text:p text:style-name="P1"><text:span text:style-name="T1">When you drink this potion, you gain the effect of the clairvoyance spell. </text:span></text:p>
              <text:p text:style-name="P1"><text:span text:style-name="T1"/></text:p>
              <text:p text:style-name="P1"><text:span text:style-name="T1">• </text:span><text:span text:style-name="T1">An eyeball bobs in this yellowish liquid but vanishes when the potion is opened.</text:span></text:p>
            </office:annotation>
            <text:p>Potion of Clairvoyance</text:p>
          </table:table-cell>
          <table:covered-table-cell/>
          <table:table-cell office:value-type="string" calcext:value-type="string">
            <text:p>960 gp</text:p>
          </table:table-cell>
          <table:table-cell table:style-name="ce11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12" draw:text-style-name="P2" svg:width="9.899cm" svg:height="3.361cm" svg:x="2.438cm" svg:y="11.437cm" draw:caption-point-x="2.068cm" draw:caption-point-y="-0.717cm">
              <dc:date>2024-03-12T00:00:00</dc:date>
              <text:p text:style-name="P1"><text:span text:style-name="T1">When you drink this potion, it removes any exhaustion you are suffering and cures any disease or poison affecting you. </text:span></text:p>
              <text:p text:style-name="P1"><text:span text:style-name="T1"/></text:p>
              <text:p text:style-name="P1"><text:span text:style-name="T1">For the next 24 hours, you regain the maximum number of hit points for any Hit Die you spend. </text:span></text:p>
              <text:p text:style-name="P1"><text:span text:style-name="T1"/></text:p>
              <text:p text:style-name="P1"><text:span text:style-name="T1">• </text:span><text:span text:style-name="T1">The potion's crimson liquid regularly pulses with dull light, calling to mind a heartbeat.</text:span></text:p>
            </office:annotation>
            <text:p>Potion of Vitality</text:p>
          </table:table-cell>
          <table:covered-table-cell/>
          <table:table-cell table:style-name="ce7" office:value-type="string" calcext:value-type="string">
            <text:p>960 gp</text:p>
          </table:table-cell>
          <table:table-cell table:style-name="ce12" office:value-type="string" calcext:value-type="string">
            <text:p>Very Rare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2" draw:text-style-name="P2" svg:width="9.899cm" svg:height="2.063cm" svg:x="2.438cm" svg:y="12.017cm" draw:caption-point-x="2.068cm" draw:caption-point-y="-0.81cm">
              <dc:date>2024-03-12T00:00:00</dc:date>
              <text:p text:style-name="P1"><text:span text:style-name="T1">For 1 minute after you drink this potion, you have resistance to all damage. </text:span></text:p>
              <text:p text:style-name="P1"><text:span text:style-name="T1"/></text:p>
              <text:p text:style-name="P1"><text:span text:style-name="T1">• </text:span><text:span text:style-name="T1">The potion's syrupy liquid looks like liquefied iron.</text:span></text:p>
            </office:annotation>
            <text:p>Potion of Invulnerability</text:p>
          </table:table-cell>
          <table:covered-table-cell/>
          <table:table-cell office:value-type="string" calcext:value-type="string">
            <text:p>3840 gp</text:p>
          </table:table-cell>
          <table:table-cell table:style-name="ce15" office:value-type="string" calcext:value-type="string">
            <text:p>Very Rar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5" draw:text-style-name="P2" svg:width="9.899cm" svg:height="4.151cm" svg:x="2.438cm" svg:y="12.294cm" draw:caption-point-x="2.068cm" draw:caption-point-y="-0.6cm">
              <dc:date>2024-03-12T00:00:00</dc:date>
              <text:p text:style-name="P1"><text:span text:style-name="T1">Beads of this cloudy gray oil form on the outside of its container and quickly evaporate. </text:span></text:p>
              <text:p text:style-name="P1"><text:span text:style-name="T1"/></text:p>
              <text:p text:style-name="P1"><text:span text:style-name="T1">The oil can cover a Medium or smaller creature, along with the equipment it's wearing and carrying (one additional vial is required for each size category above Medium). </text:span></text:p>
              <text:p text:style-name="P1"><text:span text:style-name="T1"/></text:p>
              <text:p text:style-name="P1"><text:span text:style-name="T1">Applying the oil takes 10 minutes. The affected creature then gains the effect of the etherealness spell for 1 hour.</text:span></text:p>
              <text:p text:style-name="P1"><text:span text:style-name="T1"/></text:p>
            </office:annotation>
            <text:p>Oil of Etherealness</text:p>
          </table:table-cell>
          <table:covered-table-cell/>
          <table:table-cell table:style-name="ce7" office:value-type="string" calcext:value-type="string">
            <text:p>1920 gp</text:p>
          </table:table-cell>
          <table:table-cell table:style-name="ce14" office:value-type="string" calcext:value-type="string">
            <text:p>Rare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11" draw:text-style-name="P2" svg:width="9.899cm" svg:height="2.571cm" svg:x="2.438cm" svg:y="12.738cm" draw:caption-point-x="2.068cm" draw:caption-point-y="-0.557cm">
              <dc:date>2024-03-12T00:00:00</dc:date>
              <text:p text:style-name="P1"><text:span text:style-name="T1">This clear, gelatinous oil sparkles with tiny, ultrathin silver shards. The oil can coat one slashing or piercing weapon or up to 5 pieces of slashing or piercing ammunition. </text:span></text:p>
              <text:p text:style-name="P1"><text:span text:style-name="T1"/></text:p>
              <text:p text:style-name="P1"><text:span text:style-name="T1">Applying the oil takes 1 minute. For 1 hour, the coated item is magical and has a +3 bonus to attack and damage rolls.</text:span></text:p>
            </office:annotation>
            <text:p>Oil of Sharpness</text:p>
          </table:table-cell>
          <table:covered-table-cell/>
          <table:table-cell office:value-type="string" calcext:value-type="string">
            <text:p>3200 gp</text:p>
          </table:table-cell>
          <table:table-cell table:style-name="ce15" office:value-type="string" calcext:value-type="string">
            <text:p>Very Rar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13" draw:text-style-name="P2" svg:width="9.899cm" svg:height="5.336cm" svg:x="2.438cm" svg:y="12.953cm" draw:caption-point-x="2.068cm" draw:caption-point-y="-0.285cm">
              <dc:date>2024-03-12T00:00:00</dc:date>
              <text:p text:style-name="P1"><text:span text:style-name="T1">This sticky black unguent is thick and heavy in the container, but it flows quickly when poured. </text:span></text:p>
              <text:p text:style-name="P1"><text:span text:style-name="T1"/></text:p>
              <text:p text:style-name="P1"><text:span text:style-name="T1">The oil can cover a Medium or smaller creature, along with the equipment it's wearing and carrying (one additional vial is required for each size category above Medium). </text:span></text:p>
              <text:p text:style-name="P1"><text:span text:style-name="T1"/></text:p>
              <text:p text:style-name="P1"><text:span text:style-name="T1">Applying the oil takes 10 minutes. The affected creature then gains the effect of a freedom of movement spell for 8 hours.</text:span></text:p>
              <text:p text:style-name="P1"><text:span text:style-name="T1"/></text:p>
              <text:p text:style-name="P1"><text:span text:style-name="T1">Alternatively, the oil can be poured on the ground as an action, where it covers a 10-foot square, duplicating the effect of the grease spell in that area for 8 hours.</text:span></text:p>
            </office:annotation>
            <text:p>Oil of Slipperiness</text:p>
          </table:table-cell>
          <table:covered-table-cell/>
          <table:table-cell table:style-name="ce7" office:value-type="string" calcext:value-type="string">
            <text:p>480 gp</text:p>
          </table:table-cell>
          <table:table-cell office:value-type="string" calcext:value-type="string">
            <text:p>Uncommon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6" draw:text-style-name="P2" svg:width="9.899cm" svg:height="4.941cm" svg:x="2.438cm" svg:y="13.36cm" draw:caption-point-x="2.068cm" draw:caption-point-y="-0.205cm">
              <dc:date>2024-03-12T00:00:00</dc:date>
              <text:p text:style-name="P1"><text:span text:style-name="T1">When you drink this potion, your physical age is reduced by 1d6 + 6 years, </text:span></text:p>
              <text:p text:style-name="P1"><text:span text:style-name="T1">(If you are under 13 years of age this potion has no effect)</text:span></text:p>
              <text:p text:style-name="P1"><text:span text:style-name="T1"/></text:p>
              <text:p text:style-name="P1"><text:span text:style-name="T1">Each time you subsequently drink a potion of longevity, there is 10 percent cumulative chance that you instead age by 1d6 + 6 years. </text:span></text:p>
              <text:p text:style-name="P1"><text:span text:style-name="T1"/></text:p>
              <text:p text:style-name="P1"><text:span text:style-name="T1">• </text:span><text:span text:style-name="T1">Suspended in this amber liquid are a scorpion's tail, an adder's fang, a dead spider, and a tiny heart that, against all reason, is still beating. These ingredients vanish when the potion is opened.</text:span></text:p>
            </office:annotation>
            <text:p>Potion of Longevity</text:p>
          </table:table-cell>
          <table:covered-table-cell/>
          <table:table-cell office:value-type="string" calcext:value-type="string">
            <text:p>9000 gp</text:p>
          </table:table-cell>
          <table:table-cell table:style-name="ce15" office:value-type="string" calcext:value-type="string">
            <text:p>Very Rar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11" draw:text-style-name="P2" svg:width="9.899cm" svg:height="2.571cm" svg:x="2.438cm" svg:y="14.197cm" draw:caption-point-x="2.068cm" draw:caption-point-y="-0.556cm">
              <dc:date>2024-03-12T00:00:00</dc:date>
              <text:p text:style-name="P1"><text:span text:style-name="T1">When you drink this potion, your Strength score changes to 21 for 1 hour. The potion has no effect on you if your Strength is equal to or greater than that score.</text:span></text:p>
              <text:p text:style-name="P1"><text:span text:style-name="T1"/></text:p>
              <text:p text:style-name="P1"><text:span text:style-name="T1">• </text:span><text:span text:style-name="T1">This potion's transparent liquid has floating in it a sliver of fingernail from a hill giant.</text:span></text:p>
            </office:annotation>
            <text:p>Potion of Hill Giant Strength</text:p>
          </table:table-cell>
          <table:covered-table-cell/>
          <table:table-cell table:style-name="ce7" office:value-type="string" calcext:value-type="string">
            <text:p>400 gp</text:p>
          </table:table-cell>
          <table:table-cell office:value-type="string" calcext:value-type="string">
            <text:p>Uncommon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11" draw:text-style-name="P2" svg:width="9.899cm" svg:height="2.571cm" svg:x="2.438cm" svg:y="14.685cm" draw:caption-point-x="2.068cm" draw:caption-point-y="-0.557cm">
              <dc:date>2024-03-12T00:00:00</dc:date>
              <text:p text:style-name="P1"><text:span text:style-name="T1">When you drink this potion, your Strength score changes to 23 for 1 hour. The potion has no effect on you if your Strength is equal to or greater than that score.</text:span></text:p>
              <text:p text:style-name="P1"><text:span text:style-name="T1"/></text:p>
              <text:p text:style-name="P1"><text:span text:style-name="T1">• </text:span><text:span text:style-name="T1">This potion's transparent liquid has floating in it a sliver of fingernail from a frost giant.</text:span></text:p>
            </office:annotation>
            <text:p>Potion of Frost Giant Strength</text:p>
          </table:table-cell>
          <table:covered-table-cell/>
          <table:table-cell office:value-type="string" calcext:value-type="string">
            <text:p>750 gp</text:p>
          </table:table-cell>
          <table:table-cell table:style-name="ce11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11" draw:text-style-name="P2" svg:width="9.899cm" svg:height="2.571cm" svg:x="2.438cm" svg:y="15.172cm" draw:caption-point-x="2.068cm" draw:caption-point-y="-0.557cm">
              <dc:date>2024-03-12T00:00:00</dc:date>
              <text:p text:style-name="P1"><text:span text:style-name="T1">When you drink this potion, your Strength score changes to 25 for 1 hour. The potion has no effect on you if your Strength is equal to or greater than that score.</text:span></text:p>
              <text:p text:style-name="P1"><text:span text:style-name="T1"/></text:p>
              <text:p text:style-name="P1"><text:span text:style-name="T1">• </text:span><text:span text:style-name="T1">This potion's transparent liquid has floating in it a sliver of fingernail from a fire giant.</text:span></text:p>
            </office:annotation>
            <text:p>Potion of Fire Giant Strength</text:p>
          </table:table-cell>
          <table:covered-table-cell/>
          <table:table-cell table:style-name="ce7" office:value-type="string" calcext:value-type="string">
            <text:p>1300 gp</text:p>
          </table:table-cell>
          <table:table-cell table:style-name="ce14" office:value-type="string" calcext:value-type="string">
            <text:p>Rare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</table:table-row>
        <table:table-row table:style-name="ro1">
          <table:table-cell office:value-type="string" calcext:value-type="string" table:number-columns-spanned="2" table:number-rows-spanned="1">
            <office:annotation draw:style-name="gr11" draw:text-style-name="P2" svg:width="9.899cm" svg:height="2.571cm" svg:x="2.438cm" svg:y="15.658cm" draw:caption-point-x="2.068cm" draw:caption-point-y="-0.556cm">
              <dc:date>2024-03-12T00:00:00</dc:date>
              <text:p text:style-name="P1"><text:span text:style-name="T1">When you drink this potion, your Strength score changes to 27 for 1 hour. The potion has no effect on you if your Strength is equal to or greater than that score.</text:span></text:p>
              <text:p text:style-name="P1"><text:span text:style-name="T1"/></text:p>
              <text:p text:style-name="P1"><text:span text:style-name="T1">• </text:span><text:span text:style-name="T1">This potion's transparent liquid has floating in it a sliver of fingernail from a cloud giant.</text:span></text:p>
            </office:annotation>
            <text:p>Potion of Cloud Giant Strength</text:p>
          </table:table-cell>
          <table:covered-table-cell/>
          <table:table-cell office:value-type="string" calcext:value-type="string">
            <text:p>1990 gp</text:p>
          </table:table-cell>
          <table:table-cell table:style-name="ce15" office:value-type="string" calcext:value-type="string">
            <text:p>Very Rar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office:annotation draw:style-name="gr11" draw:text-style-name="P2" svg:width="9.899cm" svg:height="2.571cm" svg:x="2.438cm" svg:y="16.146cm" draw:caption-point-x="2.068cm" draw:caption-point-y="-0.557cm">
              <dc:date>2024-03-12T00:00:00</dc:date>
              <text:p text:style-name="P1"><text:span text:style-name="T1">When you drink this potion, your Strength score changes to 29 for 1 hour. The potion has no effect on you if your Strength is equal to or greater than that score.</text:span></text:p>
              <text:p text:style-name="P1"><text:span text:style-name="T1"/></text:p>
              <text:p text:style-name="P1"><text:span text:style-name="T1">• </text:span><text:span text:style-name="T1">This potion's transparent liquid has floating in it a sliver of fingernail from a storm giant.</text:span></text:p>
            </office:annotation>
            <text:p>Potion of Storm Giant Strength</text:p>
          </table:table-cell>
          <table:covered-table-cell/>
          <table:table-cell table:style-name="ce7" office:value-type="string" calcext:value-type="string">
            <text:p>3000 gp</text:p>
          </table:table-cell>
          <table:table-cell table:style-name="ce16" office:value-type="string" calcext:value-type="string">
            <text:p>Legendary</text:p>
          </table:table-cell>
          <table:table-cell table:style-name="ce20" table:number-columns-repeated="3"/>
        </table:table-row>
        <table:table-row table:style-name="ro1">
          <table:table-cell office:value-type="string" calcext:value-type="string" table:number-columns-spanned="2" table:number-rows-spanned="1">
            <office:annotation draw:style-name="gr14" draw:text-style-name="P2" svg:width="9.899cm" svg:height="1.386cm" svg:x="2.438cm" svg:y="16.669cm" draw:caption-point-x="2.068cm" draw:caption-point-y="-0.593cm">
              <dc:date>2024-03-12T00:00:00</dc:date>
              <text:p text:style-name="P1"><text:span text:style-name="T1">You may inquire about having a potion made that is not on the list, the time it takes to craft this potion and its costs vary on the effects</text:span></text:p>
            </office:annotation>
            <text:p>Crafting potions</text:p>
          </table:table-cell>
          <table:covered-table-cell/>
          <table:table-cell office:value-type="string" calcext:value-type="string">
            <text:p>??</text:p>
          </table:table-cell>
          <table:table-cell table:style-name="ce17" office:value-type="string" calcext:value-type="string">
            <text:p>??</text:p>
          </table:table-cell>
          <table:table-cell table:number-columns-repeated="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21:14:15.613000000</meta:creation-date>
    <dc:date>2024-03-18T21:14:32.137000000</dc:date>
    <meta:editing-duration>PT16S</meta:editing-duration>
    <meta:editing-cycles>1</meta:editing-cycles>
    <meta:document-statistic meta:table-count="1" meta:cell-count="170" meta:object-count="0"/>
    <meta:generator>LibreOffice/24.2.1.2$Windows_X86_64 LibreOffice_project/db4def46b0453cc22e2d0305797cf981b68ef5ac</meta:generator>
  </office:meta>
</office:document-meta>
</file>